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0.887" calcext:value-type="float">
            <text:p>130.887</text:p>
          </table:table-cell>
          <table:table-cell office:value-type="float" office:value="104.016" calcext:value-type="float">
            <text:p>104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02" calcext:value-type="float">
            <text:p>145.902</text:p>
          </table:table-cell>
          <table:table-cell office:value-type="float" office:value="106.115" calcext:value-type="float">
            <text:p>106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758" calcext:value-type="float">
            <text:p>151.758</text:p>
          </table:table-cell>
          <table:table-cell office:value-type="float" office:value="107.455" calcext:value-type="float">
            <text:p>107.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66" calcext:value-type="float">
            <text:p>158.766</text:p>
          </table:table-cell>
          <table:table-cell office:value-type="float" office:value="108.821" calcext:value-type="float">
            <text:p>108.821</text:p>
          </table:table-cell>
          <table:table-cell office:value-type="float" office:value="91.8825" calcext:value-type="float">
            <text:p>91.8825</text:p>
          </table:table-cell>
          <table:table-cell office:value-type="float" office:value="91.8859" calcext:value-type="float">
            <text:p>91.8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74" calcext:value-type="float">
            <text:p>157.574</text:p>
          </table:table-cell>
          <table:table-cell office:value-type="float" office:value="109.076" calcext:value-type="float">
            <text:p>109.076</text:p>
          </table:table-cell>
          <table:table-cell office:value-type="float" office:value="92.6015" calcext:value-type="float">
            <text:p>92.6015</text:p>
          </table:table-cell>
          <table:table-cell office:value-type="float" office:value="92.6039" calcext:value-type="float">
            <text:p>92.6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02" calcext:value-type="float">
            <text:p>150.02</text:p>
          </table:table-cell>
          <table:table-cell office:value-type="float" office:value="108.766" calcext:value-type="float">
            <text:p>108.766</text:p>
          </table:table-cell>
          <table:table-cell office:value-type="float" office:value="93.6664" calcext:value-type="float">
            <text:p>93.6664</text:p>
          </table:table-cell>
          <table:table-cell office:value-type="float" office:value="93.6697" calcext:value-type="float">
            <text:p>93.6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621" calcext:value-type="float">
            <text:p>149.621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105.431" calcext:value-type="float">
            <text:p>105.431</text:p>
          </table:table-cell>
          <table:table-cell office:value-type="float" office:value="104.678" calcext:value-type="float">
            <text:p>104.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729" calcext:value-type="float">
            <text:p>151.729</text:p>
          </table:table-cell>
          <table:table-cell office:value-type="float" office:value="110.716" calcext:value-type="float">
            <text:p>110.716</text:p>
          </table:table-cell>
          <table:table-cell office:value-type="float" office:value="114.082" calcext:value-type="float">
            <text:p>114.082</text:p>
          </table:table-cell>
          <table:table-cell office:value-type="float" office:value="107.877" calcext:value-type="float">
            <text:p>107.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567" calcext:value-type="float">
            <text:p>159.567</text:p>
          </table:table-cell>
          <table:table-cell office:value-type="float" office:value="112.32" calcext:value-type="float">
            <text:p>112.32</text:p>
          </table:table-cell>
          <table:table-cell office:value-type="float" office:value="265.088" calcext:value-type="float">
            <text:p>265.088</text:p>
          </table:table-cell>
          <table:table-cell office:value-type="float" office:value="178.272" calcext:value-type="float">
            <text:p>178.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58" calcext:value-type="float">
            <text:p>158.558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425.223" calcext:value-type="float">
            <text:p>425.223</text:p>
          </table:table-cell>
          <table:table-cell office:value-type="float" office:value="227.391" calcext:value-type="float">
            <text:p>227.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3" calcext:value-type="float">
            <text:p>158.83</text:p>
          </table:table-cell>
          <table:table-cell office:value-type="float" office:value="112.57" calcext:value-type="float">
            <text:p>112.57</text:p>
          </table:table-cell>
          <table:table-cell office:value-type="float" office:value="498.294" calcext:value-type="float">
            <text:p>498.294</text:p>
          </table:table-cell>
          <table:table-cell office:value-type="float" office:value="180.597" calcext:value-type="float">
            <text:p>180.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971" calcext:value-type="float">
            <text:p>166.971</text:p>
          </table:table-cell>
          <table:table-cell office:value-type="float" office:value="114.108" calcext:value-type="float">
            <text:p>114.108</text:p>
          </table:table-cell>
          <table:table-cell office:value-type="float" office:value="114.092" calcext:value-type="float">
            <text:p>114.092</text:p>
          </table:table-cell>
          <table:table-cell office:value-type="float" office:value="112.684" calcext:value-type="float">
            <text:p>112.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996" calcext:value-type="float">
            <text:p>170.996</text:p>
          </table:table-cell>
          <table:table-cell office:value-type="float" office:value="116.697" calcext:value-type="float">
            <text:p>116.697</text:p>
          </table:table-cell>
          <table:table-cell office:value-type="float" office:value="115.782" calcext:value-type="float">
            <text:p>115.782</text:p>
          </table:table-cell>
          <table:table-cell office:value-type="float" office:value="114.782" calcext:value-type="float">
            <text:p>114.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555" calcext:value-type="float">
            <text:p>183.555</text:p>
          </table:table-cell>
          <table:table-cell office:value-type="float" office:value="119.039" calcext:value-type="float">
            <text:p>119.039</text:p>
          </table:table-cell>
          <table:table-cell office:value-type="float" office:value="118.561" calcext:value-type="float">
            <text:p>118.561</text:p>
          </table:table-cell>
          <table:table-cell office:value-type="float" office:value="117.138" calcext:value-type="float">
            <text:p>117.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593" calcext:value-type="float">
            <text:p>173.593</text:p>
          </table:table-cell>
          <table:table-cell office:value-type="float" office:value="117.221" calcext:value-type="float">
            <text:p>117.221</text:p>
          </table:table-cell>
          <table:table-cell office:value-type="float" office:value="121.302" calcext:value-type="float">
            <text:p>121.302</text:p>
          </table:table-cell>
          <table:table-cell office:value-type="float" office:value="119.587" calcext:value-type="float">
            <text:p>119.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163" calcext:value-type="float">
            <text:p>170.163</text:p>
          </table:table-cell>
          <table:table-cell office:value-type="float" office:value="116.855" calcext:value-type="float">
            <text:p>116.855</text:p>
          </table:table-cell>
          <table:table-cell office:value-type="float" office:value="124.229" calcext:value-type="float">
            <text:p>124.229</text:p>
          </table:table-cell>
          <table:table-cell office:value-type="float" office:value="122.209" calcext:value-type="float">
            <text:p>122.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523" calcext:value-type="float">
            <text:p>173.523</text:p>
          </table:table-cell>
          <table:table-cell office:value-type="float" office:value="119.297" calcext:value-type="float">
            <text:p>119.297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5.106" calcext:value-type="float">
            <text:p>125.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116" calcext:value-type="float">
            <text:p>181.116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56.425" calcext:value-type="float">
            <text:p>156.425</text:p>
          </table:table-cell>
          <table:table-cell office:value-type="float" office:value="143.446" calcext:value-type="float">
            <text:p>143.4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562" calcext:value-type="float">
            <text:p>173.562</text:p>
          </table:table-cell>
          <table:table-cell office:value-type="float" office:value="121.479" calcext:value-type="float">
            <text:p>121.479</text:p>
          </table:table-cell>
          <table:table-cell office:value-type="float" office:value="192.109" calcext:value-type="float">
            <text:p>192.109</text:p>
          </table:table-cell>
          <table:table-cell office:value-type="float" office:value="167.858" calcext:value-type="float">
            <text:p>167.8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633" calcext:value-type="float">
            <text:p>183.633</text:p>
          </table:table-cell>
          <table:table-cell office:value-type="float" office:value="124.129" calcext:value-type="float">
            <text:p>124.129</text:p>
          </table:table-cell>
          <table:table-cell office:value-type="float" office:value="219.021" calcext:value-type="float">
            <text:p>219.021</text:p>
          </table:table-cell>
          <table:table-cell office:value-type="float" office:value="182.277" calcext:value-type="float">
            <text:p>182.2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053" calcext:value-type="float">
            <text:p>183.053</text:p>
          </table:table-cell>
          <table:table-cell office:value-type="float" office:value="125.829" calcext:value-type="float">
            <text:p>125.829</text:p>
          </table:table-cell>
          <table:table-cell office:value-type="float" office:value="254.412" calcext:value-type="float">
            <text:p>254.412</text:p>
          </table:table-cell>
          <table:table-cell office:value-type="float" office:value="188.616" calcext:value-type="float">
            <text:p>188.6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127.395" calcext:value-type="float">
            <text:p>127.395</text:p>
          </table:table-cell>
          <table:table-cell office:value-type="float" office:value="387.917" calcext:value-type="float">
            <text:p>387.917</text:p>
          </table:table-cell>
          <table:table-cell office:value-type="float" office:value="236.485" calcext:value-type="float">
            <text:p>236.4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033" calcext:value-type="float">
            <text:p>197.033</text:p>
          </table:table-cell>
          <table:table-cell office:value-type="float" office:value="127.988" calcext:value-type="float">
            <text:p>127.988</text:p>
          </table:table-cell>
          <table:table-cell office:value-type="float" office:value="326.155" calcext:value-type="float">
            <text:p>326.155</text:p>
          </table:table-cell>
          <table:table-cell office:value-type="float" office:value="191.826" calcext:value-type="float">
            <text:p>191.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269" calcext:value-type="float">
            <text:p>186.269</text:p>
          </table:table-cell>
          <table:table-cell office:value-type="float" office:value="127.572" calcext:value-type="float">
            <text:p>127.572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177.415" calcext:value-type="float">
            <text:p>177.4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086" calcext:value-type="float">
            <text:p>193.086</text:p>
          </table:table-cell>
          <table:table-cell office:value-type="float" office:value="130.866" calcext:value-type="float">
            <text:p>130.866</text:p>
          </table:table-cell>
          <table:table-cell office:value-type="float" office:value="232.654" calcext:value-type="float">
            <text:p>232.654</text:p>
          </table:table-cell>
          <table:table-cell office:value-type="float" office:value="194.307" calcext:value-type="float">
            <text:p>194.3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87" calcext:value-type="float">
            <text:p>203.87</text:p>
          </table:table-cell>
          <table:table-cell office:value-type="float" office:value="133.103" calcext:value-type="float">
            <text:p>133.103</text:p>
          </table:table-cell>
          <table:table-cell office:value-type="float" office:value="303.873" calcext:value-type="float">
            <text:p>303.873</text:p>
          </table:table-cell>
          <table:table-cell office:value-type="float" office:value="223.865" calcext:value-type="float">
            <text:p>223.8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212" calcext:value-type="float">
            <text:p>210.212</text:p>
          </table:table-cell>
          <table:table-cell office:value-type="float" office:value="134.157" calcext:value-type="float">
            <text:p>134.157</text:p>
          </table:table-cell>
          <table:table-cell office:value-type="float" office:value="468.449" calcext:value-type="float">
            <text:p>468.449</text:p>
          </table:table-cell>
          <table:table-cell office:value-type="float" office:value="303.405" calcext:value-type="float">
            <text:p>303.4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518" calcext:value-type="float">
            <text:p>202.518</text:p>
          </table:table-cell>
          <table:table-cell office:value-type="float" office:value="134.221" calcext:value-type="float">
            <text:p>134.221</text:p>
          </table:table-cell>
          <table:table-cell office:value-type="float" office:value="446.235" calcext:value-type="float">
            <text:p>446.235</text:p>
          </table:table-cell>
          <table:table-cell office:value-type="float" office:value="277.746" calcext:value-type="float">
            <text:p>277.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79" calcext:value-type="float">
            <text:p>205.79</text:p>
          </table:table-cell>
          <table:table-cell office:value-type="float" office:value="136.499" calcext:value-type="float">
            <text:p>136.499</text:p>
          </table:table-cell>
          <table:table-cell office:value-type="float" office:value="358.284" calcext:value-type="float">
            <text:p>358.284</text:p>
          </table:table-cell>
          <table:table-cell office:value-type="float" office:value="235.629" calcext:value-type="float">
            <text:p>235.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45" calcext:value-type="float">
            <text:p>213.345</text:p>
          </table:table-cell>
          <table:table-cell office:value-type="float" office:value="139.069" calcext:value-type="float">
            <text:p>139.069</text:p>
          </table:table-cell>
          <table:table-cell office:value-type="float" office:value="441.7" calcext:value-type="float">
            <text:p>441.7</text:p>
          </table:table-cell>
          <table:table-cell office:value-type="float" office:value="281.388" calcext:value-type="float">
            <text:p>281.3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949" calcext:value-type="float">
            <text:p>215.949</text:p>
          </table:table-cell>
          <table:table-cell office:value-type="float" office:value="141.38" calcext:value-type="float">
            <text:p>141.38</text:p>
          </table:table-cell>
          <table:table-cell office:value-type="float" office:value="497.961" calcext:value-type="float">
            <text:p>497.961</text:p>
          </table:table-cell>
          <table:table-cell office:value-type="float" office:value="287.476" calcext:value-type="float">
            <text:p>287.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925" calcext:value-type="float">
            <text:p>220.925</text:p>
          </table:table-cell>
          <table:table-cell office:value-type="float" office:value="143.908" calcext:value-type="float">
            <text:p>143.908</text:p>
          </table:table-cell>
          <table:table-cell office:value-type="float" office:value="402.85" calcext:value-type="float">
            <text:p>402.85</text:p>
          </table:table-cell>
          <table:table-cell office:value-type="float" office:value="211.186" calcext:value-type="float">
            <text:p>211.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856" calcext:value-type="float">
            <text:p>224.856</text:p>
          </table:table-cell>
          <table:table-cell office:value-type="float" office:value="146.669" calcext:value-type="float">
            <text:p>146.669</text:p>
          </table:table-cell>
          <table:table-cell office:value-type="float" office:value="172.156" calcext:value-type="float">
            <text:p>172.156</text:p>
          </table:table-cell>
          <table:table-cell office:value-type="float" office:value="169.341" calcext:value-type="float">
            <text:p>169.3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838" calcext:value-type="float">
            <text:p>231.838</text:p>
          </table:table-cell>
          <table:table-cell office:value-type="float" office:value="148.188" calcext:value-type="float">
            <text:p>148.188</text:p>
          </table:table-cell>
          <table:table-cell office:value-type="float" office:value="181.943" calcext:value-type="float">
            <text:p>181.943</text:p>
          </table:table-cell>
          <table:table-cell office:value-type="float" office:value="178.024" calcext:value-type="float">
            <text:p>178.0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544" calcext:value-type="float">
            <text:p>238.544</text:p>
          </table:table-cell>
          <table:table-cell office:value-type="float" office:value="153.033" calcext:value-type="float">
            <text:p>153.033</text:p>
          </table:table-cell>
          <table:table-cell office:value-type="float" office:value="193.946" calcext:value-type="float">
            <text:p>193.946</text:p>
          </table:table-cell>
          <table:table-cell office:value-type="float" office:value="188.604" calcext:value-type="float">
            <text:p>188.6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155.802" calcext:value-type="float">
            <text:p>155.802</text:p>
          </table:table-cell>
          <table:table-cell office:value-type="float" office:value="209.897" calcext:value-type="float">
            <text:p>209.897</text:p>
          </table:table-cell>
          <table:table-cell office:value-type="float" office:value="201.822" calcext:value-type="float">
            <text:p>201.8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278" calcext:value-type="float">
            <text:p>243.278</text:p>
          </table:table-cell>
          <table:table-cell office:value-type="float" office:value="156.342" calcext:value-type="float">
            <text:p>156.342</text:p>
          </table:table-cell>
          <table:table-cell office:value-type="float" office:value="231.333" calcext:value-type="float">
            <text:p>231.333</text:p>
          </table:table-cell>
          <table:table-cell office:value-type="float" office:value="219.051" calcext:value-type="float">
            <text:p>219.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815" calcext:value-type="float">
            <text:p>238.815</text:p>
          </table:table-cell>
          <table:table-cell office:value-type="float" office:value="156.992" calcext:value-type="float">
            <text:p>156.992</text:p>
          </table:table-cell>
          <table:table-cell office:value-type="float" office:value="268.439" calcext:value-type="float">
            <text:p>268.439</text:p>
          </table:table-cell>
          <table:table-cell office:value-type="float" office:value="243.212" calcext:value-type="float">
            <text:p>243.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091" calcext:value-type="float">
            <text:p>259.091</text:p>
          </table:table-cell>
          <table:table-cell office:value-type="float" office:value="163.525" calcext:value-type="float">
            <text:p>163.525</text:p>
          </table:table-cell>
          <table:table-cell office:value-type="float" office:value="356.476" calcext:value-type="float">
            <text:p>356.476</text:p>
          </table:table-cell>
          <table:table-cell office:value-type="float" office:value="287.571" calcext:value-type="float">
            <text:p>287.5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181" calcext:value-type="float">
            <text:p>259.181</text:p>
          </table:table-cell>
          <table:table-cell office:value-type="float" office:value="164.296" calcext:value-type="float">
            <text:p>164.296</text:p>
          </table:table-cell>
          <table:table-cell office:value-type="float" office:value="418.188" calcext:value-type="float">
            <text:p>418.188</text:p>
          </table:table-cell>
          <table:table-cell office:value-type="float" office:value="296.521" calcext:value-type="float">
            <text:p>296.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.408" calcext:value-type="float">
            <text:p>266.408</text:p>
          </table:table-cell>
          <table:table-cell office:value-type="float" office:value="169.386" calcext:value-type="float">
            <text:p>169.386</text:p>
          </table:table-cell>
          <table:table-cell office:value-type="float" office:value="296.864" calcext:value-type="float">
            <text:p>296.864</text:p>
          </table:table-cell>
          <table:table-cell office:value-type="float" office:value="289.621" calcext:value-type="float">
            <text:p>289.6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711" calcext:value-type="float">
            <text:p>274.711</text:p>
          </table:table-cell>
          <table:table-cell office:value-type="float" office:value="172.878" calcext:value-type="float">
            <text:p>172.878</text:p>
          </table:table-cell>
          <table:table-cell office:value-type="float" office:value="374.575" calcext:value-type="float">
            <text:p>374.575</text:p>
          </table:table-cell>
          <table:table-cell office:value-type="float" office:value="356.836" calcext:value-type="float">
            <text:p>356.8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.93" calcext:value-type="float">
            <text:p>266.93</text:p>
          </table:table-cell>
          <table:table-cell office:value-type="float" office:value="174.638" calcext:value-type="float">
            <text:p>174.638</text:p>
          </table:table-cell>
          <table:table-cell office:value-type="float" office:value="523.996" calcext:value-type="float">
            <text:p>523.996</text:p>
          </table:table-cell>
          <table:table-cell office:value-type="float" office:value="472.142" calcext:value-type="float">
            <text:p>472.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.11" calcext:value-type="float">
            <text:p>286.11</text:p>
          </table:table-cell>
          <table:table-cell office:value-type="float" office:value="181.256" calcext:value-type="float">
            <text:p>181.256</text:p>
          </table:table-cell>
          <table:table-cell office:value-type="float" office:value="773.509" calcext:value-type="float">
            <text:p>773.509</text:p>
          </table:table-cell>
          <table:table-cell office:value-type="float" office:value="665.622" calcext:value-type="float">
            <text:p>665.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568" calcext:value-type="float">
            <text:p>279.568</text:p>
          </table:table-cell>
          <table:table-cell office:value-type="float" office:value="183.577" calcext:value-type="float">
            <text:p>183.577</text:p>
          </table:table-cell>
          <table:table-cell office:value-type="float" office:value="360.508" calcext:value-type="float">
            <text:p>360.508</text:p>
          </table:table-cell>
          <table:table-cell office:value-type="float" office:value="358.717" calcext:value-type="float">
            <text:p>358.7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41" calcext:value-type="float">
            <text:p>295.41</text:p>
          </table:table-cell>
          <table:table-cell office:value-type="float" office:value="191.699" calcext:value-type="float">
            <text:p>191.699</text:p>
          </table:table-cell>
          <table:table-cell office:value-type="float" office:value="451.802" calcext:value-type="float">
            <text:p>451.802</text:p>
          </table:table-cell>
          <table:table-cell office:value-type="float" office:value="440.962" calcext:value-type="float">
            <text:p>440.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568" calcext:value-type="float">
            <text:p>305.568</text:p>
          </table:table-cell>
          <table:table-cell office:value-type="float" office:value="199.034" calcext:value-type="float">
            <text:p>199.034</text:p>
          </table:table-cell>
          <table:table-cell office:value-type="float" office:value="699.01" calcext:value-type="float">
            <text:p>699.01</text:p>
          </table:table-cell>
          <table:table-cell office:value-type="float" office:value="640.249" calcext:value-type="float">
            <text:p>640.2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357" calcext:value-type="float">
            <text:p>303.357</text:p>
          </table:table-cell>
          <table:table-cell office:value-type="float" office:value="204.489" calcext:value-type="float">
            <text:p>204.489</text:p>
          </table:table-cell>
          <table:table-cell office:value-type="float" office:value="848.051" calcext:value-type="float">
            <text:p>848.051</text:p>
          </table:table-cell>
          <table:table-cell office:value-type="float" office:value="690.319" calcext:value-type="float">
            <text:p>690.3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274" calcext:value-type="float">
            <text:p>334.274</text:p>
          </table:table-cell>
          <table:table-cell office:value-type="float" office:value="219.659" calcext:value-type="float">
            <text:p>219.659</text:p>
          </table:table-cell>
          <table:table-cell office:value-type="float" office:value="295.441" calcext:value-type="float">
            <text:p>295.441</text:p>
          </table:table-cell>
          <table:table-cell office:value-type="float" office:value="282.105" calcext:value-type="float">
            <text:p>282.1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486" calcext:value-type="float">
            <text:p>363.486</text:p>
          </table:table-cell>
          <table:table-cell office:value-type="float" office:value="233.651" calcext:value-type="float">
            <text:p>233.651</text:p>
          </table:table-cell>
          <table:table-cell office:value-type="float" office:value="361.899" calcext:value-type="float">
            <text:p>361.899</text:p>
          </table:table-cell>
          <table:table-cell office:value-type="float" office:value="329.192" calcext:value-type="float">
            <text:p>329.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.146" calcext:value-type="float">
            <text:p>371.146</text:p>
          </table:table-cell>
          <table:table-cell office:value-type="float" office:value="242.933" calcext:value-type="float">
            <text:p>242.933</text:p>
          </table:table-cell>
          <table:table-cell office:value-type="float" office:value="565.018" calcext:value-type="float">
            <text:p>565.018</text:p>
          </table:table-cell>
          <table:table-cell office:value-type="float" office:value="418.573" calcext:value-type="float">
            <text:p>418.5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723" calcext:value-type="float">
            <text:p>395.723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297.815" calcext:value-type="float">
            <text:p>297.815</text:p>
          </table:table-cell>
          <table:table-cell office:value-type="float" office:value="297.352" calcext:value-type="float">
            <text:p>297.3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12" calcext:value-type="float">
            <text:p>385.12</text:p>
          </table:table-cell>
          <table:table-cell office:value-type="float" office:value="262.495" calcext:value-type="float">
            <text:p>262.495</text:p>
          </table:table-cell>
          <table:table-cell office:value-type="float" office:value="359.906" calcext:value-type="float">
            <text:p>359.906</text:p>
          </table:table-cell>
          <table:table-cell office:value-type="float" office:value="358.037" calcext:value-type="float">
            <text:p>358.0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94" calcext:value-type="float">
            <text:p>393.94</text:p>
          </table:table-cell>
          <table:table-cell office:value-type="float" office:value="292.731" calcext:value-type="float">
            <text:p>292.731</text:p>
          </table:table-cell>
          <table:table-cell office:value-type="float" office:value="470.356" calcext:value-type="float">
            <text:p>470.356</text:p>
          </table:table-cell>
          <table:table-cell office:value-type="float" office:value="460.895" calcext:value-type="float">
            <text:p>460.8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.053" calcext:value-type="float">
            <text:p>564.053</text:p>
          </table:table-cell>
          <table:table-cell office:value-type="float" office:value="405.577" calcext:value-type="float">
            <text:p>405.577</text:p>
          </table:table-cell>
          <table:table-cell office:value-type="float" office:value="785.119" calcext:value-type="float">
            <text:p>785.119</text:p>
          </table:table-cell>
          <table:table-cell office:value-type="float" office:value="734.245" calcext:value-type="float">
            <text:p>734.2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.293" calcext:value-type="float">
            <text:p>846.293</text:p>
          </table:table-cell>
          <table:table-cell office:value-type="float" office:value="488.802" calcext:value-type="float">
            <text:p>488.802</text:p>
          </table:table-cell>
          <table:table-cell office:value-type="float" office:value="1043.25" calcext:value-type="float">
            <text:p>1043.25</text:p>
          </table:table-cell>
          <table:table-cell office:value-type="float" office:value="847.181" calcext:value-type="float">
            <text:p>847.1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.704" calcext:value-type="float">
            <text:p>742.704</text:p>
          </table:table-cell>
          <table:table-cell office:value-type="float" office:value="40.2633" calcext:value-type="float">
            <text:p>40.2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927" calcext:value-type="float">
            <text:p>256.927</text:p>
          </table:table-cell>
          <table:table-cell office:value-type="float" office:value="13.0591" calcext:value-type="float">
            <text:p>13.0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082" calcext:value-type="float">
            <text:p>279.082</text:p>
          </table:table-cell>
          <table:table-cell office:value-type="float" office:value="12.1742" calcext:value-type="float">
            <text:p>12.1742</text:p>
          </table:table-cell>
          <table:table-cell office:value-type="float" office:value="390.876" calcext:value-type="float">
            <text:p>390.876</text:p>
          </table:table-cell>
          <table:table-cell office:value-type="float" office:value="292.555" calcext:value-type="float">
            <text:p>292.5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66" calcext:value-type="float">
            <text:p>154.766</text:p>
          </table:table-cell>
          <table:table-cell office:value-type="float" office:value="9.01612" calcext:value-type="float">
            <text:p>9.01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4917" calcext:value-type="float">
            <text:p>94.4917</text:p>
          </table:table-cell>
          <table:table-cell office:value-type="float" office:value="8.11303" calcext:value-type="float">
            <text:p>8.11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682" calcext:value-type="float">
            <text:p>150.682</text:p>
          </table:table-cell>
          <table:table-cell office:value-type="float" office:value="9.54318" calcext:value-type="float">
            <text:p>9.54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214" calcext:value-type="float">
            <text:p>272.214</text:p>
          </table:table-cell>
          <table:table-cell office:value-type="float" office:value="10.6382" calcext:value-type="float">
            <text:p>10.6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744" calcext:value-type="float">
            <text:p>103.744</text:p>
          </table:table-cell>
          <table:table-cell office:value-type="float" office:value="6.85138" calcext:value-type="float">
            <text:p>6.85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316" calcext:value-type="float">
            <text:p>137.316</text:p>
          </table:table-cell>
          <table:table-cell office:value-type="float" office:value="7.65822" calcext:value-type="float">
            <text:p>7.65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289" calcext:value-type="float">
            <text:p>312.289</text:p>
          </table:table-cell>
          <table:table-cell office:value-type="float" office:value="10.0903" calcext:value-type="float">
            <text:p>10.0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962" calcext:value-type="float">
            <text:p>17.9962</text:p>
          </table:table-cell>
          <table:table-cell office:value-type="float" office:value="5.11444" calcext:value-type="float">
            <text:p>5.11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829" calcext:value-type="float">
            <text:p>86.7829</text:p>
          </table:table-cell>
          <table:table-cell office:value-type="float" office:value="6.02611" calcext:value-type="float">
            <text:p>6.02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777" calcext:value-type="float">
            <text:p>79.2777</text:p>
          </table:table-cell>
          <table:table-cell office:value-type="float" office:value="5.43912" calcext:value-type="float">
            <text:p>5.43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752" calcext:value-type="float">
            <text:p>24.8752</text:p>
          </table:table-cell>
          <table:table-cell office:value-type="float" office:value="5.1289" calcext:value-type="float">
            <text:p>5.1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297" calcext:value-type="float">
            <text:p>93.7297</text:p>
          </table:table-cell>
          <table:table-cell office:value-type="float" office:value="5.4825" calcext:value-type="float">
            <text:p>5.4825</text:p>
          </table:table-cell>
          <table:table-cell table:number-columns-repeated="2" office:value-type="float" office:value="104.847" calcext:value-type="float">
            <text:p>104.8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13" calcext:value-type="float">
            <text:p>14.2913</text:p>
          </table:table-cell>
          <table:table-cell office:value-type="float" office:value="5.0648" calcext:value-type="float">
            <text:p>5.0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395" calcext:value-type="float">
            <text:p>15.8395</text:p>
          </table:table-cell>
          <table:table-cell office:value-type="float" office:value="4.93353" calcext:value-type="float">
            <text:p>4.93353</text:p>
          </table:table-cell>
          <table:table-cell table:number-columns-repeated="2" office:value-type="float" office:value="89.8863" calcext:value-type="float">
            <text:p>89.88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056" calcext:value-type="float">
            <text:p>27.2056</text:p>
          </table:table-cell>
          <table:table-cell office:value-type="float" office:value="5.27627" calcext:value-type="float">
            <text:p>5.27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191" calcext:value-type="float">
            <text:p>100.191</text:p>
          </table:table-cell>
          <table:table-cell office:value-type="float" office:value="5.46713" calcext:value-type="float">
            <text:p>5.46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8" calcext:value-type="float">
            <text:p>16.678</text:p>
          </table:table-cell>
          <table:table-cell office:value-type="float" office:value="4.7574" calcext:value-type="float">
            <text:p>4.7574</text:p>
          </table:table-cell>
          <table:table-cell office:value-type="float" office:value="327.097" calcext:value-type="float">
            <text:p>327.097</text:p>
          </table:table-cell>
          <table:table-cell office:value-type="float" office:value="256.994" calcext:value-type="float">
            <text:p>256.9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537" calcext:value-type="float">
            <text:p>16.3537</text:p>
          </table:table-cell>
          <table:table-cell office:value-type="float" office:value="4.77199" calcext:value-type="float">
            <text:p>4.77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19" calcext:value-type="float">
            <text:p>35.3419</text:p>
          </table:table-cell>
          <table:table-cell office:value-type="float" office:value="5.34104" calcext:value-type="float">
            <text:p>5.3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263" calcext:value-type="float">
            <text:p>100.263</text:p>
          </table:table-cell>
          <table:table-cell office:value-type="float" office:value="5.52569" calcext:value-type="float">
            <text:p>5.52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024" calcext:value-type="float">
            <text:p>14.0024</text:p>
          </table:table-cell>
          <table:table-cell office:value-type="float" office:value="4.71558" calcext:value-type="float">
            <text:p>4.71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016" calcext:value-type="float">
            <text:p>13.9016</text:p>
          </table:table-cell>
          <table:table-cell office:value-type="float" office:value="4.65062" calcext:value-type="float">
            <text:p>4.65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482" calcext:value-type="float">
            <text:p>13.2482</text:p>
          </table:table-cell>
          <table:table-cell office:value-type="float" office:value="4.4477" calcext:value-type="float">
            <text:p>4.4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144" calcext:value-type="float">
            <text:p>13.4144</text:p>
          </table:table-cell>
          <table:table-cell office:value-type="float" office:value="4.43131" calcext:value-type="float">
            <text:p>4.43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45" calcext:value-type="float">
            <text:p>15.845</text:p>
          </table:table-cell>
          <table:table-cell office:value-type="float" office:value="4.78765" calcext:value-type="float">
            <text:p>4.78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78" calcext:value-type="float">
            <text:p>20.1578</text:p>
          </table:table-cell>
          <table:table-cell office:value-type="float" office:value="5.01049" calcext:value-type="float">
            <text:p>5.0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268" calcext:value-type="float">
            <text:p>37.4268</text:p>
          </table:table-cell>
          <table:table-cell office:value-type="float" office:value="5.59324" calcext:value-type="float">
            <text:p>5.59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807" calcext:value-type="float">
            <text:p>131.807</text:p>
          </table:table-cell>
          <table:table-cell office:value-type="float" office:value="6.4559" calcext:value-type="float">
            <text:p>6.4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584" calcext:value-type="float">
            <text:p>121.584</text:p>
          </table:table-cell>
          <table:table-cell office:value-type="float" office:value="5.2252" calcext:value-type="float">
            <text:p>5.2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6" calcext:value-type="float">
            <text:p>15.096</text:p>
          </table:table-cell>
          <table:table-cell office:value-type="float" office:value="4.74247" calcext:value-type="float">
            <text:p>4.74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58" calcext:value-type="float">
            <text:p>14.658</text:p>
          </table:table-cell>
          <table:table-cell office:value-type="float" office:value="4.47895" calcext:value-type="float">
            <text:p>4.4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39" calcext:value-type="float">
            <text:p>14.0139</text:p>
          </table:table-cell>
          <table:table-cell office:value-type="float" office:value="4.53708" calcext:value-type="float">
            <text:p>4.53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545" calcext:value-type="float">
            <text:p>22.9545</text:p>
          </table:table-cell>
          <table:table-cell office:value-type="float" office:value="4.95409" calcext:value-type="float">
            <text:p>4.95409</text:p>
          </table:table-cell>
          <table:table-cell office:value-type="float" office:value="407.752" calcext:value-type="float">
            <text:p>407.752</text:p>
          </table:table-cell>
          <table:table-cell office:value-type="float" office:value="343.409" calcext:value-type="float">
            <text:p>343.4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13" calcext:value-type="float">
            <text:p>19.8813</text:p>
          </table:table-cell>
          <table:table-cell office:value-type="float" office:value="5.0151" calcext:value-type="float">
            <text:p>5.0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1" calcext:value-type="float">
            <text:p>22.521</text:p>
          </table:table-cell>
          <table:table-cell office:value-type="float" office:value="4.73237" calcext:value-type="float">
            <text:p>4.73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898" calcext:value-type="float">
            <text:p>29.8898</text:p>
          </table:table-cell>
          <table:table-cell office:value-type="float" office:value="4.96753" calcext:value-type="float">
            <text:p>4.96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979" calcext:value-type="float">
            <text:p>143.979</text:p>
          </table:table-cell>
          <table:table-cell office:value-type="float" office:value="6.94879" calcext:value-type="float">
            <text:p>6.94879</text:p>
          </table:table-cell>
          <table:table-cell table:number-columns-repeated="2" office:value-type="float" office:value="436.214" calcext:value-type="float">
            <text:p>436.2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814" calcext:value-type="float">
            <text:p>141.814</text:p>
          </table:table-cell>
          <table:table-cell office:value-type="float" office:value="5.46446" calcext:value-type="float">
            <text:p>5.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695" calcext:value-type="float">
            <text:p>19.2695</text:p>
          </table:table-cell>
          <table:table-cell office:value-type="float" office:value="4.46069" calcext:value-type="float">
            <text:p>4.46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37" calcext:value-type="float">
            <text:p>24.6537</text:p>
          </table:table-cell>
          <table:table-cell office:value-type="float" office:value="4.49947" calcext:value-type="float">
            <text:p>4.49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36" calcext:value-type="float">
            <text:p>41.5236</text:p>
          </table:table-cell>
          <table:table-cell office:value-type="float" office:value="4.95854" calcext:value-type="float">
            <text:p>4.95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189" calcext:value-type="float">
            <text:p>80.5189</text:p>
          </table:table-cell>
          <table:table-cell office:value-type="float" office:value="5.17299" calcext:value-type="float">
            <text:p>5.17299</text:p>
          </table:table-cell>
          <table:table-cell office:value-type="float" office:value="321.266" calcext:value-type="float">
            <text:p>321.266</text:p>
          </table:table-cell>
          <table:table-cell office:value-type="float" office:value="283.752" calcext:value-type="float">
            <text:p>283.7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242" calcext:value-type="float">
            <text:p>13.2242</text:p>
          </table:table-cell>
          <table:table-cell office:value-type="float" office:value="4.10701" calcext:value-type="float">
            <text:p>4.10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085" calcext:value-type="float">
            <text:p>34.0085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587.29" calcext:value-type="float">
            <text:p>587.29</text:p>
          </table:table-cell>
          <table:table-cell office:value-type="float" office:value="413.306" calcext:value-type="float">
            <text:p>413.3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448" calcext:value-type="float">
            <text:p>22.6448</text:p>
          </table:table-cell>
          <table:table-cell office:value-type="float" office:value="4.8124" calcext:value-type="float">
            <text:p>4.8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261" calcext:value-type="float">
            <text:p>78.6261</text:p>
          </table:table-cell>
          <table:table-cell office:value-type="float" office:value="5.78376" calcext:value-type="float">
            <text:p>5.78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075" calcext:value-type="float">
            <text:p>127.075</text:p>
          </table:table-cell>
          <table:table-cell office:value-type="float" office:value="5.90698" calcext:value-type="float">
            <text:p>5.90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719" calcext:value-type="float">
            <text:p>24.7719</text:p>
          </table:table-cell>
          <table:table-cell office:value-type="float" office:value="4.9776" calcext:value-type="float">
            <text:p>4.9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482" calcext:value-type="float">
            <text:p>149.482</text:p>
          </table:table-cell>
          <table:table-cell office:value-type="float" office:value="6.88435" calcext:value-type="float">
            <text:p>6.88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361" calcext:value-type="float">
            <text:p>22.6361</text:p>
          </table:table-cell>
          <table:table-cell office:value-type="float" office:value="4.57688" calcext:value-type="float">
            <text:p>4.5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121" calcext:value-type="float">
            <text:p>39.0121</text:p>
          </table:table-cell>
          <table:table-cell office:value-type="float" office:value="4.96764" calcext:value-type="float">
            <text:p>4.96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224" calcext:value-type="float">
            <text:p>197.224</text:p>
          </table:table-cell>
          <table:table-cell office:value-type="float" office:value="6.52032" calcext:value-type="float">
            <text:p>6.5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224" calcext:value-type="float">
            <text:p>196.224</text:p>
          </table:table-cell>
          <table:table-cell office:value-type="float" office:value="4.31434" calcext:value-type="float">
            <text:p>4.31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06" calcext:value-type="float">
            <text:p>10.1806</text:p>
          </table:table-cell>
          <table:table-cell office:value-type="float" office:value="3.23763" calcext:value-type="float">
            <text:p>3.23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737" calcext:value-type="float">
            <text:p>8.16737</text:p>
          </table:table-cell>
          <table:table-cell office:value-type="float" office:value="2.97339" calcext:value-type="float">
            <text:p>2.97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233" calcext:value-type="float">
            <text:p>23.1233</text:p>
          </table:table-cell>
          <table:table-cell office:value-type="float" office:value="3.1789" calcext:value-type="float">
            <text:p>3.1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587" calcext:value-type="float">
            <text:p>7.33587</text:p>
          </table:table-cell>
          <table:table-cell office:value-type="float" office:value="2.99723" calcext:value-type="float">
            <text:p>2.99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543" calcext:value-type="float">
            <text:p>6.04543</text:p>
          </table:table-cell>
          <table:table-cell office:value-type="float" office:value="2.8966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232" calcext:value-type="float">
            <text:p>7.87232</text:p>
          </table:table-cell>
          <table:table-cell office:value-type="float" office:value="3.13914" calcext:value-type="float">
            <text:p>3.13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81" calcext:value-type="float">
            <text:p>6.51881</text:p>
          </table:table-cell>
          <table:table-cell office:value-type="float" office:value="3.04197" calcext:value-type="float">
            <text:p>3.04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5236" calcext:value-type="float">
            <text:p>7.15236</text:p>
          </table:table-cell>
          <table:table-cell office:value-type="float" office:value="3.15045" calcext:value-type="float">
            <text:p>3.1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557" calcext:value-type="float">
            <text:p>8.65557</text:p>
          </table:table-cell>
          <table:table-cell office:value-type="float" office:value="3.33672" calcext:value-type="float">
            <text:p>3.33672</text:p>
          </table:table-cell>
          <table:table-cell table:number-columns-repeated="2" office:value-type="float" office:value="152.087" calcext:value-type="float">
            <text:p>152.0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244" calcext:value-type="float">
            <text:p>9.81244</text:p>
          </table:table-cell>
          <table:table-cell office:value-type="float" office:value="3.50187" calcext:value-type="float">
            <text:p>3.50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77" calcext:value-type="float">
            <text:p>11.7377</text:p>
          </table:table-cell>
          <table:table-cell office:value-type="float" office:value="3.76501" calcext:value-type="float">
            <text:p>3.76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218" calcext:value-type="float">
            <text:p>14.6218</text:p>
          </table:table-cell>
          <table:table-cell office:value-type="float" office:value="3.7177" calcext:value-type="float">
            <text:p>3.7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74" calcext:value-type="float">
            <text:p>12.0174</text:p>
          </table:table-cell>
          <table:table-cell office:value-type="float" office:value="3.41284" calcext:value-type="float">
            <text:p>3.41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199" calcext:value-type="float">
            <text:p>13.5199</text:p>
          </table:table-cell>
          <table:table-cell office:value-type="float" office:value="3.50813" calcext:value-type="float">
            <text:p>3.50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805" calcext:value-type="float">
            <text:p>22.6805</text:p>
          </table:table-cell>
          <table:table-cell office:value-type="float" office:value="4.00712" calcext:value-type="float">
            <text:p>4.00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792" calcext:value-type="float">
            <text:p>53.7792</text:p>
          </table:table-cell>
          <table:table-cell office:value-type="float" office:value="4.29604" calcext:value-type="float">
            <text:p>4.29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.988" calcext:value-type="float">
            <text:p>247.988</text:p>
          </table:table-cell>
          <table:table-cell office:value-type="float" office:value="4.54319" calcext:value-type="float">
            <text:p>4.54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973" calcext:value-type="float">
            <text:p>5.02973</text:p>
          </table:table-cell>
          <table:table-cell office:value-type="float" office:value="2.67421" calcext:value-type="float">
            <text:p>2.67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921" calcext:value-type="float">
            <text:p>5.28921</text:p>
          </table:table-cell>
          <table:table-cell office:value-type="float" office:value="2.74386" calcext:value-type="float">
            <text:p>2.74386</text:p>
          </table:table-cell>
          <table:table-cell table:number-columns-repeated="2" office:value-type="float" office:value="21.3545" calcext:value-type="float">
            <text:p>21.35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381" calcext:value-type="float">
            <text:p>6.09381</text:p>
          </table:table-cell>
          <table:table-cell office:value-type="float" office:value="2.86394" calcext:value-type="float">
            <text:p>2.86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488" calcext:value-type="float">
            <text:p>7.76488</text:p>
          </table:table-cell>
          <table:table-cell office:value-type="float" office:value="2.95908" calcext:value-type="float">
            <text:p>2.95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838" calcext:value-type="float">
            <text:p>6.49838</text:p>
          </table:table-cell>
          <table:table-cell office:value-type="float" office:value="2.93695" calcext:value-type="float">
            <text:p>2.93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13168" calcext:value-type="float">
            <text:p>3.13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871" calcext:value-type="float">
            <text:p>5.65871</text:p>
          </table:table-cell>
          <table:table-cell office:value-type="float" office:value="2.68466" calcext:value-type="float">
            <text:p>2.68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925" calcext:value-type="float">
            <text:p>5.85925</text:p>
          </table:table-cell>
          <table:table-cell office:value-type="float" office:value="2.73417" calcext:value-type="float">
            <text:p>2.73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748" calcext:value-type="float">
            <text:p>5.98748</text:p>
          </table:table-cell>
          <table:table-cell office:value-type="float" office:value="2.79112" calcext:value-type="float">
            <text:p>2.7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6157" calcext:value-type="float">
            <text:p>6.36157</text:p>
          </table:table-cell>
          <table:table-cell office:value-type="float" office:value="2.85891" calcext:value-type="float">
            <text:p>2.85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8223" calcext:value-type="float">
            <text:p>7.08223</text:p>
          </table:table-cell>
          <table:table-cell office:value-type="float" office:value="2.95043" calcext:value-type="float">
            <text:p>2.95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293" calcext:value-type="float">
            <text:p>8.46293</text:p>
          </table:table-cell>
          <table:table-cell office:value-type="float" office:value="3.14894" calcext:value-type="float">
            <text:p>3.14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389" calcext:value-type="float">
            <text:p>8.81389</text:p>
          </table:table-cell>
          <table:table-cell office:value-type="float" office:value="3.06032" calcext:value-type="float">
            <text:p>3.06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292" calcext:value-type="float">
            <text:p>9.69292</text:p>
          </table:table-cell>
          <table:table-cell office:value-type="float" office:value="3.2171" calcext:value-type="float">
            <text:p>3.2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4426" calcext:value-type="float">
            <text:p>9.94426</text:p>
          </table:table-cell>
          <table:table-cell office:value-type="float" office:value="3.11511" calcext:value-type="float">
            <text:p>3.1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035" calcext:value-type="float">
            <text:p>10.8035</text:p>
          </table:table-cell>
          <table:table-cell office:value-type="float" office:value="3.2283" calcext:value-type="float">
            <text:p>3.2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22" calcext:value-type="float">
            <text:p>13.922</text:p>
          </table:table-cell>
          <table:table-cell office:value-type="float" office:value="3.41585" calcext:value-type="float">
            <text:p>3.41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53" calcext:value-type="float">
            <text:p>16.3153</text:p>
          </table:table-cell>
          <table:table-cell office:value-type="float" office:value="3.40975" calcext:value-type="float">
            <text:p>3.40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608" calcext:value-type="float">
            <text:p>25.1608</text:p>
          </table:table-cell>
          <table:table-cell office:value-type="float" office:value="3.73812" calcext:value-type="float">
            <text:p>3.73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032" calcext:value-type="float">
            <text:p>159.032</text:p>
          </table:table-cell>
          <table:table-cell office:value-type="float" office:value="5.49285" calcext:value-type="float">
            <text:p>5.49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149" calcext:value-type="float">
            <text:p>154.149</text:p>
          </table:table-cell>
          <table:table-cell office:value-type="float" office:value="3.87989" calcext:value-type="float">
            <text:p>3.87989</text:p>
          </table:table-cell>
          <table:table-cell office:value-type="float" office:value="244.729" calcext:value-type="float">
            <text:p>244.729</text:p>
          </table:table-cell>
          <table:table-cell office:value-type="float" office:value="252.731" calcext:value-type="float">
            <text:p>252.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553" calcext:value-type="float">
            <text:p>7.58553</text:p>
          </table:table-cell>
          <table:table-cell office:value-type="float" office:value="3.24414" calcext:value-type="float">
            <text:p>3.24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317" calcext:value-type="float">
            <text:p>9.91317</text:p>
          </table:table-cell>
          <table:table-cell office:value-type="float" office:value="3.21397" calcext:value-type="float">
            <text:p>3.21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39" calcext:value-type="float">
            <text:p>7.9639</text:p>
          </table:table-cell>
          <table:table-cell office:value-type="float" office:value="3.12603" calcext:value-type="float">
            <text:p>3.12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456" calcext:value-type="float">
            <text:p>6.22456</text:p>
          </table:table-cell>
          <table:table-cell office:value-type="float" office:value="2.96617" calcext:value-type="float">
            <text:p>2.96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318" calcext:value-type="float">
            <text:p>8.28318</text:p>
          </table:table-cell>
          <table:table-cell office:value-type="float" office:value="3.13411" calcext:value-type="float">
            <text:p>3.13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7701" calcext:value-type="float">
            <text:p>8.47701</text:p>
          </table:table-cell>
          <table:table-cell office:value-type="float" office:value="3.13339" calcext:value-type="float">
            <text:p>3.13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217" calcext:value-type="float">
            <text:p>394.217</text:p>
          </table:table-cell>
          <table:table-cell office:value-type="float" office:value="9.03447" calcext:value-type="float">
            <text:p>9.0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403" calcext:value-type="float">
            <text:p>7.38403</text:p>
          </table:table-cell>
          <table:table-cell office:value-type="float" office:value="2.69304" calcext:value-type="float">
            <text:p>2.69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86" calcext:value-type="float">
            <text:p>3.7786</text:p>
          </table:table-cell>
          <table:table-cell office:value-type="float" office:value="2.56183" calcext:value-type="float">
            <text:p>2.56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24" calcext:value-type="float">
            <text:p>65.724</text:p>
          </table:table-cell>
          <table:table-cell office:value-type="float" office:value="2.90058" calcext:value-type="float">
            <text:p>2.90058</text:p>
          </table:table-cell>
          <table:table-cell office:value-type="float" office:value="632.749" calcext:value-type="float">
            <text:p>632.749</text:p>
          </table:table-cell>
          <table:table-cell office:value-type="float" office:value="527.253" calcext:value-type="float">
            <text:p>527.2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089" calcext:value-type="float">
            <text:p>6.10089</text:p>
          </table:table-cell>
          <table:table-cell office:value-type="float" office:value="2.76738" calcext:value-type="float">
            <text:p>2.76738</text:p>
          </table:table-cell>
          <table:table-cell office:value-type="float" office:value="164.206" calcext:value-type="float">
            <text:p>164.206</text:p>
          </table:table-cell>
          <table:table-cell office:value-type="float" office:value="158.952" calcext:value-type="float">
            <text:p>158.9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941" calcext:value-type="float">
            <text:p>6.41941</text:p>
          </table:table-cell>
          <table:table-cell office:value-type="float" office:value="2.89897" calcext:value-type="float">
            <text:p>2.89897</text:p>
          </table:table-cell>
          <table:table-cell office:value-type="float" office:value="160.527" calcext:value-type="float">
            <text:p>160.527</text:p>
          </table:table-cell>
          <table:table-cell office:value-type="float" office:value="176.352" calcext:value-type="float">
            <text:p>176.3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864" calcext:value-type="float">
            <text:p>9.13864</text:p>
          </table:table-cell>
          <table:table-cell office:value-type="float" office:value="3.15859" calcext:value-type="float">
            <text:p>3.15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0646" calcext:value-type="float">
            <text:p>5.50646</text:p>
          </table:table-cell>
          <table:table-cell office:value-type="float" office:value="2.93233" calcext:value-type="float">
            <text:p>2.9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0448" calcext:value-type="float">
            <text:p>9.60448</text:p>
          </table:table-cell>
          <table:table-cell office:value-type="float" office:value="3.2004" calcext:value-type="float">
            <text:p>3.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844" calcext:value-type="float">
            <text:p>9.51844</text:p>
          </table:table-cell>
          <table:table-cell office:value-type="float" office:value="3.07154" calcext:value-type="float">
            <text:p>3.07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682" calcext:value-type="float">
            <text:p>6.18682</text:p>
          </table:table-cell>
          <table:table-cell office:value-type="float" office:value="2.65943" calcext:value-type="float">
            <text:p>2.65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175" calcext:value-type="float">
            <text:p>4.43175</text:p>
          </table:table-cell>
          <table:table-cell office:value-type="float" office:value="2.60773" calcext:value-type="float">
            <text:p>2.60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144" calcext:value-type="float">
            <text:p>6.18144</text:p>
          </table:table-cell>
          <table:table-cell office:value-type="float" office:value="2.64014" calcext:value-type="float">
            <text:p>2.6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03" calcext:value-type="float">
            <text:p>3.54503</text:p>
          </table:table-cell>
          <table:table-cell office:value-type="float" office:value="2.49686" calcext:value-type="float">
            <text:p>2.49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189" calcext:value-type="float">
            <text:p>3.82189</text:p>
          </table:table-cell>
          <table:table-cell office:value-type="float" office:value="2.5615" calcext:value-type="float">
            <text:p>2.5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312" calcext:value-type="float">
            <text:p>4.03312</text:p>
          </table:table-cell>
          <table:table-cell office:value-type="float" office:value="2.61461" calcext:value-type="float">
            <text:p>2.61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415" calcext:value-type="float">
            <text:p>4.35415</text:p>
          </table:table-cell>
          <table:table-cell office:value-type="float" office:value="2.70523" calcext:value-type="float">
            <text:p>2.70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346" calcext:value-type="float">
            <text:p>5.37346</text:p>
          </table:table-cell>
          <table:table-cell office:value-type="float" office:value="2.87465" calcext:value-type="float">
            <text:p>2.8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468" calcext:value-type="float">
            <text:p>9.24468</text:p>
          </table:table-cell>
          <table:table-cell office:value-type="float" office:value="3.01355" calcext:value-type="float">
            <text:p>3.01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957" calcext:value-type="float">
            <text:p>3.92957</text:p>
          </table:table-cell>
          <table:table-cell office:value-type="float" office:value="2.58654" calcext:value-type="float">
            <text:p>2.58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908" calcext:value-type="float">
            <text:p>4.19908</text:p>
          </table:table-cell>
          <table:table-cell office:value-type="float" office:value="2.64065" calcext:value-type="float">
            <text:p>2.64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603" calcext:value-type="float">
            <text:p>4.30603</text:p>
          </table:table-cell>
          <table:table-cell office:value-type="float" office:value="2.70444" calcext:value-type="float">
            <text:p>2.70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5674" calcext:value-type="float">
            <text:p>4.55674</text:p>
          </table:table-cell>
          <table:table-cell office:value-type="float" office:value="2.78082" calcext:value-type="float">
            <text:p>2.78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548" calcext:value-type="float">
            <text:p>5.10548</text:p>
          </table:table-cell>
          <table:table-cell office:value-type="float" office:value="2.87703" calcext:value-type="float">
            <text:p>2.87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272" calcext:value-type="float">
            <text:p>5.75272</text:p>
          </table:table-cell>
          <table:table-cell office:value-type="float" office:value="3.0159" calcext:value-type="float">
            <text:p>3.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1598" calcext:value-type="float">
            <text:p>8.71598</text:p>
          </table:table-cell>
          <table:table-cell office:value-type="float" office:value="3.29866" calcext:value-type="float">
            <text:p>3.29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715" calcext:value-type="float">
            <text:p>7.89715</text:p>
          </table:table-cell>
          <table:table-cell office:value-type="float" office:value="3.2085" calcext:value-type="float">
            <text:p>3.2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38" calcext:value-type="float">
            <text:p>16.1038</text:p>
          </table:table-cell>
          <table:table-cell office:value-type="float" office:value="3.64561" calcext:value-type="float">
            <text:p>3.64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183" calcext:value-type="float">
            <text:p>4.88183</text:p>
          </table:table-cell>
          <table:table-cell office:value-type="float" office:value="2.77429" calcext:value-type="float">
            <text:p>2.77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976" calcext:value-type="float">
            <text:p>5.76976</text:p>
          </table:table-cell>
          <table:table-cell office:value-type="float" office:value="2.93677" calcext:value-type="float">
            <text:p>2.93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88" calcext:value-type="float">
            <text:p>10.3788</text:p>
          </table:table-cell>
          <table:table-cell office:value-type="float" office:value="3.31892" calcext:value-type="float">
            <text:p>3.31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88" calcext:value-type="float">
            <text:p>10.2788</text:p>
          </table:table-cell>
          <table:table-cell office:value-type="float" office:value="2.99852" calcext:value-type="float">
            <text:p>2.99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424" calcext:value-type="float">
            <text:p>7.71424</text:p>
          </table:table-cell>
          <table:table-cell office:value-type="float" office:value="2.90155" calcext:value-type="float">
            <text:p>2.90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043" calcext:value-type="float">
            <text:p>4.77043</text:p>
          </table:table-cell>
          <table:table-cell office:value-type="float" office:value="2.70473" calcext:value-type="float">
            <text:p>2.70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049" calcext:value-type="float">
            <text:p>5.43049</text:p>
          </table:table-cell>
          <table:table-cell office:value-type="float" office:value="2.82675" calcext:value-type="float">
            <text:p>2.82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309" calcext:value-type="float">
            <text:p>7.55309</text:p>
          </table:table-cell>
          <table:table-cell office:value-type="float" office:value="3.0648" calcext:value-type="float">
            <text:p>3.0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08" calcext:value-type="float">
            <text:p>10.7008</text:p>
          </table:table-cell>
          <table:table-cell office:value-type="float" office:value="3.07446" calcext:value-type="float">
            <text:p>3.07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439" calcext:value-type="float">
            <text:p>5.54439</text:p>
          </table:table-cell>
          <table:table-cell office:value-type="float" office:value="2.89517" calcext:value-type="float">
            <text:p>2.89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381" calcext:value-type="float">
            <text:p>8.22381</text:p>
          </table:table-cell>
          <table:table-cell office:value-type="float" office:value="3.11634" calcext:value-type="float">
            <text:p>3.11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896" calcext:value-type="float">
            <text:p>8.52896</text:p>
          </table:table-cell>
          <table:table-cell office:value-type="float" office:value="3.07831" calcext:value-type="float">
            <text:p>3.07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265" calcext:value-type="float">
            <text:p>6.48265</text:p>
          </table:table-cell>
          <table:table-cell office:value-type="float" office:value="2.88831" calcext:value-type="float">
            <text:p>2.88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19" calcext:value-type="float">
            <text:p>10.7119</text:p>
          </table:table-cell>
          <table:table-cell office:value-type="float" office:value="3.06701" calcext:value-type="float">
            <text:p>3.06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653" calcext:value-type="float">
            <text:p>6.35653</text:p>
          </table:table-cell>
          <table:table-cell office:value-type="float" office:value="2.84027" calcext:value-type="float">
            <text:p>2.84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4" calcext:value-type="float">
            <text:p>10.5734</text:p>
          </table:table-cell>
          <table:table-cell office:value-type="float" office:value="3.10996" calcext:value-type="float">
            <text:p>3.10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505" calcext:value-type="float">
            <text:p>11.8505</text:p>
          </table:table-cell>
          <table:table-cell office:value-type="float" office:value="2.87696" calcext:value-type="float">
            <text:p>2.87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1648" calcext:value-type="float">
            <text:p>5.01648</text:p>
          </table:table-cell>
          <table:table-cell office:value-type="float" office:value="2.53675" calcext:value-type="float">
            <text:p>2.53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6246" calcext:value-type="float">
            <text:p>6.06246</text:p>
          </table:table-cell>
          <table:table-cell office:value-type="float" office:value="2.67439" calcext:value-type="float">
            <text:p>2.67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198" calcext:value-type="float">
            <text:p>11.6198</text:p>
          </table:table-cell>
          <table:table-cell office:value-type="float" office:value="3.05371" calcext:value-type="float">
            <text:p>3.05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039" calcext:value-type="float">
            <text:p>8.43039</text:p>
          </table:table-cell>
          <table:table-cell office:value-type="float" office:value="2.68551" calcext:value-type="float">
            <text:p>2.68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25" calcext:value-type="float">
            <text:p>12.1225</text:p>
          </table:table-cell>
          <table:table-cell office:value-type="float" office:value="2.93402" calcext:value-type="float">
            <text:p>2.93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81" calcext:value-type="float">
            <text:p>11.0281</text:p>
          </table:table-cell>
          <table:table-cell office:value-type="float" office:value="2.54698" calcext:value-type="float">
            <text:p>2.54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533" calcext:value-type="float">
            <text:p>2.85533</text:p>
          </table:table-cell>
          <table:table-cell office:value-type="float" office:value="2.07956" calcext:value-type="float">
            <text:p>2.07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221" calcext:value-type="float">
            <text:p>2.91221</text:p>
          </table:table-cell>
          <table:table-cell office:value-type="float" office:value="2.10467" calcext:value-type="float">
            <text:p>2.10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633" calcext:value-type="float">
            <text:p>3.02633</text:p>
          </table:table-cell>
          <table:table-cell office:value-type="float" office:value="2.132" calcext:value-type="float">
            <text:p>2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242" calcext:value-type="float">
            <text:p>4.32242</text:p>
          </table:table-cell>
          <table:table-cell office:value-type="float" office:value="2.48823" calcext:value-type="float">
            <text:p>2.48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558" calcext:value-type="float">
            <text:p>8.27558</text:p>
          </table:table-cell>
          <table:table-cell office:value-type="float" office:value="2.69302" calcext:value-type="float">
            <text:p>2.69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4092" calcext:value-type="float">
            <text:p>8.64092</text:p>
          </table:table-cell>
          <table:table-cell office:value-type="float" office:value="2.84438" calcext:value-type="float">
            <text:p>2.84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001" calcext:value-type="float">
            <text:p>3.50001</text:p>
          </table:table-cell>
          <table:table-cell office:value-type="float" office:value="2.32368" calcext:value-type="float">
            <text:p>2.32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205" calcext:value-type="float">
            <text:p>3.73205</text:p>
          </table:table-cell>
          <table:table-cell office:value-type="float" office:value="2.3825" calcext:value-type="float">
            <text:p>2.3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308" calcext:value-type="float">
            <text:p>303.308</text:p>
          </table:table-cell>
          <table:table-cell office:value-type="float" office:value="4.16367" calcext:value-type="float">
            <text:p>4.16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323" calcext:value-type="float">
            <text:p>4.54323</text:p>
          </table:table-cell>
          <table:table-cell office:value-type="float" office:value="2.56396" calcext:value-type="float">
            <text:p>2.56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4247" calcext:value-type="float">
            <text:p>5.84247</text:p>
          </table:table-cell>
          <table:table-cell office:value-type="float" office:value="2.77806" calcext:value-type="float">
            <text:p>2.77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435" calcext:value-type="float">
            <text:p>12.0435</text:p>
          </table:table-cell>
          <table:table-cell office:value-type="float" office:value="3.10308" calcext:value-type="float">
            <text:p>3.10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1609" calcext:value-type="float">
            <text:p>8.91609</text:p>
          </table:table-cell>
          <table:table-cell office:value-type="float" office:value="2.68773" calcext:value-type="float">
            <text:p>2.68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912" calcext:value-type="float">
            <text:p>3.37912</text:p>
          </table:table-cell>
          <table:table-cell office:value-type="float" office:value="2.21842" calcext:value-type="float">
            <text:p>2.21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243" calcext:value-type="float">
            <text:p>3.53243</text:p>
          </table:table-cell>
          <table:table-cell office:value-type="float" office:value="2.2776" calcext:value-type="float">
            <text:p>2.2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5" calcext:value-type="float">
            <text:p>6.735</text:p>
          </table:table-cell>
          <table:table-cell office:value-type="float" office:value="3.14067" calcext:value-type="float">
            <text:p>3.1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092" calcext:value-type="float">
            <text:p>11.7092</text:p>
          </table:table-cell>
          <table:table-cell office:value-type="float" office:value="3.08004" calcext:value-type="float">
            <text:p>3.08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163" calcext:value-type="float">
            <text:p>3.86163</text:p>
          </table:table-cell>
          <table:table-cell office:value-type="float" office:value="2.36384" calcext:value-type="float">
            <text:p>2.36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903" calcext:value-type="float">
            <text:p>4.21903</text:p>
          </table:table-cell>
          <table:table-cell office:value-type="float" office:value="2.41434" calcext:value-type="float">
            <text:p>2.41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53" calcext:value-type="float">
            <text:p>4.62553</text:p>
          </table:table-cell>
          <table:table-cell office:value-type="float" office:value="2.48339" calcext:value-type="float">
            <text:p>2.48339</text:p>
          </table:table-cell>
          <table:table-cell table:number-columns-repeated="2" office:value-type="float" office:value="45.9859" calcext:value-type="float">
            <text:p>45.98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789" calcext:value-type="float">
            <text:p>5.08789</text:p>
          </table:table-cell>
          <table:table-cell office:value-type="float" office:value="2.56083" calcext:value-type="float">
            <text:p>2.56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3576" calcext:value-type="float">
            <text:p>8.53576</text:p>
          </table:table-cell>
          <table:table-cell office:value-type="float" office:value="2.74064" calcext:value-type="float">
            <text:p>2.74064</text:p>
          </table:table-cell>
          <table:table-cell table:number-columns-repeated="2" office:value-type="float" office:value="155.373" calcext:value-type="float">
            <text:p>155.3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62" calcext:value-type="float">
            <text:p>10.0462</text:p>
          </table:table-cell>
          <table:table-cell office:value-type="float" office:value="3.00256" calcext:value-type="float">
            <text:p>3.00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47" calcext:value-type="float">
            <text:p>11.2047</text:p>
          </table:table-cell>
          <table:table-cell office:value-type="float" office:value="2.71658" calcext:value-type="float">
            <text:p>2.71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012" calcext:value-type="float">
            <text:p>5.05012</text:p>
          </table:table-cell>
          <table:table-cell office:value-type="float" office:value="2.49858" calcext:value-type="float">
            <text:p>2.49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988" calcext:value-type="float">
            <text:p>6.25988</text:p>
          </table:table-cell>
          <table:table-cell office:value-type="float" office:value="2.6484" calcext:value-type="float">
            <text:p>2.6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275" calcext:value-type="float">
            <text:p>14.3275</text:p>
          </table:table-cell>
          <table:table-cell office:value-type="float" office:value="3.07589" calcext:value-type="float">
            <text:p>3.07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683" calcext:value-type="float">
            <text:p>3.88683</text:p>
          </table:table-cell>
          <table:table-cell office:value-type="float" office:value="2.28821" calcext:value-type="float">
            <text:p>2.28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37" calcext:value-type="float">
            <text:p>4.77437</text:p>
          </table:table-cell>
          <table:table-cell office:value-type="float" office:value="2.39091" calcext:value-type="float">
            <text:p>2.3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45" calcext:value-type="float">
            <text:p>11.0345</text:p>
          </table:table-cell>
          <table:table-cell office:value-type="float" office:value="2.75461" calcext:value-type="float">
            <text:p>2.75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472" calcext:value-type="float">
            <text:p>4.69472</text:p>
          </table:table-cell>
          <table:table-cell office:value-type="float" office:value="2.14606" calcext:value-type="float">
            <text:p>2.14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632" calcext:value-type="float">
            <text:p>2.71632</text:p>
          </table:table-cell>
          <table:table-cell office:value-type="float" office:value="2.08931" calcext:value-type="float">
            <text:p>2.08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884" calcext:value-type="float">
            <text:p>2.71884</text:p>
          </table:table-cell>
          <table:table-cell office:value-type="float" office:value="2.10973" calcext:value-type="float">
            <text:p>2.10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57" calcext:value-type="float">
            <text:p>2.82857</text:p>
          </table:table-cell>
          <table:table-cell office:value-type="float" office:value="2.11187" calcext:value-type="float">
            <text:p>2.1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065" calcext:value-type="float">
            <text:p>2.78065</text:p>
          </table:table-cell>
          <table:table-cell office:value-type="float" office:value="2.12504" calcext:value-type="float">
            <text:p>2.1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229" calcext:value-type="float">
            <text:p>2.81229</text:p>
          </table:table-cell>
          <table:table-cell office:value-type="float" office:value="2.14783" calcext:value-type="float">
            <text:p>2.14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045" calcext:value-type="float">
            <text:p>3.89045</text:p>
          </table:table-cell>
          <table:table-cell office:value-type="float" office:value="2.21089" calcext:value-type="float">
            <text:p>2.2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6" calcext:value-type="float">
            <text:p>2.986</text:p>
          </table:table-cell>
          <table:table-cell office:value-type="float" office:value="2.19939" calcext:value-type="float">
            <text:p>2.19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091" calcext:value-type="float">
            <text:p>2.99091</text:p>
          </table:table-cell>
          <table:table-cell office:value-type="float" office:value="2.22638" calcext:value-type="float">
            <text:p>2.22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377" calcext:value-type="float">
            <text:p>3.09377</text:p>
          </table:table-cell>
          <table:table-cell office:value-type="float" office:value="2.25612" calcext:value-type="float">
            <text:p>2.25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468" calcext:value-type="float">
            <text:p>3.26468</text:p>
          </table:table-cell>
          <table:table-cell office:value-type="float" office:value="2.32483" calcext:value-type="float">
            <text:p>2.32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907" calcext:value-type="float">
            <text:p>3.58907</text:p>
          </table:table-cell>
          <table:table-cell office:value-type="float" office:value="2.46239" calcext:value-type="float">
            <text:p>2.46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979" calcext:value-type="float">
            <text:p>3.75979</text:p>
          </table:table-cell>
          <table:table-cell office:value-type="float" office:value="2.52278" calcext:value-type="float">
            <text:p>2.52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802" calcext:value-type="float">
            <text:p>3.95802</text:p>
          </table:table-cell>
          <table:table-cell office:value-type="float" office:value="2.60378" calcext:value-type="float">
            <text:p>2.60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136" calcext:value-type="float">
            <text:p>8.62136</text:p>
          </table:table-cell>
          <table:table-cell office:value-type="float" office:value="3.03707" calcext:value-type="float">
            <text:p>3.03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327" calcext:value-type="float">
            <text:p>10.1327</text:p>
          </table:table-cell>
          <table:table-cell office:value-type="float" office:value="3.50198" calcext:value-type="float">
            <text:p>3.50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223" calcext:value-type="float">
            <text:p>4.48223</text:p>
          </table:table-cell>
          <table:table-cell office:value-type="float" office:value="2.79452" calcext:value-type="float">
            <text:p>2.79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933" calcext:value-type="float">
            <text:p>4.39933</text:p>
          </table:table-cell>
          <table:table-cell office:value-type="float" office:value="2.79673" calcext:value-type="float">
            <text:p>2.79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756" calcext:value-type="float">
            <text:p>4.28756</text:p>
          </table:table-cell>
          <table:table-cell office:value-type="float" office:value="2.83908" calcext:value-type="float">
            <text:p>2.83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858" calcext:value-type="float">
            <text:p>62.0858</text:p>
          </table:table-cell>
          <table:table-cell office:value-type="float" office:value="3.15389" calcext:value-type="float">
            <text:p>3.15389</text:p>
          </table:table-cell>
          <table:table-cell office:value-type="float" office:value="508.271" calcext:value-type="float">
            <text:p>508.271</text:p>
          </table:table-cell>
          <table:table-cell office:value-type="float" office:value="445.628" calcext:value-type="float">
            <text:p>445.6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605" calcext:value-type="float">
            <text:p>5.07605</text:p>
          </table:table-cell>
          <table:table-cell office:value-type="float" office:value="2.84342" calcext:value-type="float">
            <text:p>2.84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5053" calcext:value-type="float">
            <text:p>6.05053</text:p>
          </table:table-cell>
          <table:table-cell office:value-type="float" office:value="3.01519" calcext:value-type="float">
            <text:p>3.01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7" calcext:value-type="float">
            <text:p>11.107</text:p>
          </table:table-cell>
          <table:table-cell office:value-type="float" office:value="3.54317" calcext:value-type="float">
            <text:p>3.5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005" calcext:value-type="float">
            <text:p>7.25005</text:p>
          </table:table-cell>
          <table:table-cell office:value-type="float" office:value="2.98636" calcext:value-type="float">
            <text:p>2.98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8" calcext:value-type="float">
            <text:p>9.768</text:p>
          </table:table-cell>
          <table:table-cell office:value-type="float" office:value="3.32472" calcext:value-type="float">
            <text:p>3.3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931" calcext:value-type="float">
            <text:p>5.23931</text:p>
          </table:table-cell>
          <table:table-cell office:value-type="float" office:value="2.86524" calcext:value-type="float">
            <text:p>2.86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632" calcext:value-type="float">
            <text:p>6.64632</text:p>
          </table:table-cell>
          <table:table-cell office:value-type="float" office:value="3.13823" calcext:value-type="float">
            <text:p>3.13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19" calcext:value-type="float">
            <text:p>11.319</text:p>
          </table:table-cell>
          <table:table-cell office:value-type="float" office:value="3.4865" calcext:value-type="float">
            <text:p>3.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59" calcext:value-type="float">
            <text:p>12.7959</text:p>
          </table:table-cell>
          <table:table-cell office:value-type="float" office:value="3.31713" calcext:value-type="float">
            <text:p>3.31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8366" calcext:value-type="float">
            <text:p>6.98366</text:p>
          </table:table-cell>
          <table:table-cell office:value-type="float" office:value="2.99814" calcext:value-type="float">
            <text:p>2.99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3.1241" calcext:value-type="float">
            <text:p>3.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056" calcext:value-type="float">
            <text:p>13.0056</text:p>
          </table:table-cell>
          <table:table-cell office:value-type="float" office:value="3.20562" calcext:value-type="float">
            <text:p>3.20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2.46005" calcext:value-type="float">
            <text:p>2.46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5633" calcext:value-type="float">
            <text:p>5.35633</text:p>
          </table:table-cell>
          <table:table-cell office:value-type="float" office:value="2.48971" calcext:value-type="float">
            <text:p>2.48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377" calcext:value-type="float">
            <text:p>7.07377</text:p>
          </table:table-cell>
          <table:table-cell office:value-type="float" office:value="2.68327" calcext:value-type="float">
            <text:p>2.68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905" calcext:value-type="float">
            <text:p>14.5905</text:p>
          </table:table-cell>
          <table:table-cell office:value-type="float" office:value="2.96562" calcext:value-type="float">
            <text:p>2.96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108" calcext:value-type="float">
            <text:p>4.42108</text:p>
          </table:table-cell>
          <table:table-cell office:value-type="float" office:value="2.24819" calcext:value-type="float">
            <text:p>2.24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7971" calcext:value-type="float">
            <text:p>5.97971</text:p>
          </table:table-cell>
          <table:table-cell office:value-type="float" office:value="2.35841" calcext:value-type="float">
            <text:p>2.35841</text:p>
          </table:table-cell>
          <table:table-cell table:number-columns-repeated="2" office:value-type="float" office:value="112.512" calcext:value-type="float">
            <text:p>112.5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9554" calcext:value-type="float">
            <text:p>5.39554</text:p>
          </table:table-cell>
          <table:table-cell office:value-type="float" office:value="2.40576" calcext:value-type="float">
            <text:p>2.40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706" calcext:value-type="float">
            <text:p>6.5706</text:p>
          </table:table-cell>
          <table:table-cell office:value-type="float" office:value="2.54985" calcext:value-type="float">
            <text:p>2.5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282" calcext:value-type="float">
            <text:p>9.40282</text:p>
          </table:table-cell>
          <table:table-cell office:value-type="float" office:value="2.83242" calcext:value-type="float">
            <text:p>2.83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745" calcext:value-type="float">
            <text:p>17.8745</text:p>
          </table:table-cell>
          <table:table-cell office:value-type="float" office:value="3.024" calcext:value-type="float">
            <text:p>3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0915" calcext:value-type="float">
            <text:p>7.80915</text:p>
          </table:table-cell>
          <table:table-cell office:value-type="float" office:value="2.4411" calcext:value-type="float">
            <text:p>2.4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205" calcext:value-type="float">
            <text:p>14.7205</text:p>
          </table:table-cell>
          <table:table-cell office:value-type="float" office:value="2.40036" calcext:value-type="float">
            <text:p>2.40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891" calcext:value-type="float">
            <text:p>2.34891</text:p>
          </table:table-cell>
          <table:table-cell office:value-type="float" office:value="1.80644" calcext:value-type="float">
            <text:p>1.80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.82265" calcext:value-type="float">
            <text:p>1.82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131" calcext:value-type="float">
            <text:p>2.43131</text:p>
          </table:table-cell>
          <table:table-cell office:value-type="float" office:value="1.84131" calcext:value-type="float">
            <text:p>1.84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7" calcext:value-type="float">
            <text:p>2.4327</text:p>
          </table:table-cell>
          <table:table-cell office:value-type="float" office:value="1.86059" calcext:value-type="float">
            <text:p>1.86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614" calcext:value-type="float">
            <text:p>2.50614</text:p>
          </table:table-cell>
          <table:table-cell office:value-type="float" office:value="1.88185" calcext:value-type="float">
            <text:p>1.88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959" calcext:value-type="float">
            <text:p>2.62959</text:p>
          </table:table-cell>
          <table:table-cell office:value-type="float" office:value="1.90605" calcext:value-type="float">
            <text:p>1.9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197" calcext:value-type="float">
            <text:p>2.73197</text:p>
          </table:table-cell>
          <table:table-cell office:value-type="float" office:value="1.93451" calcext:value-type="float">
            <text:p>1.93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707" calcext:value-type="float">
            <text:p>2.84707</text:p>
          </table:table-cell>
          <table:table-cell office:value-type="float" office:value="1.96951" calcext:value-type="float">
            <text:p>1.96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91" calcext:value-type="float">
            <text:p>3.0691</text:p>
          </table:table-cell>
          <table:table-cell office:value-type="float" office:value="2.01337" calcext:value-type="float">
            <text:p>2.0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305" calcext:value-type="float">
            <text:p>3.28305</text:p>
          </table:table-cell>
          <table:table-cell office:value-type="float" office:value="2.07354" calcext:value-type="float">
            <text:p>2.07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377" calcext:value-type="float">
            <text:p>3.80377</text:p>
          </table:table-cell>
          <table:table-cell office:value-type="float" office:value="2.1584" calcext:value-type="float">
            <text:p>2.1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687" calcext:value-type="float">
            <text:p>5.04687</text:p>
          </table:table-cell>
          <table:table-cell office:value-type="float" office:value="2.36376" calcext:value-type="float">
            <text:p>2.36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1" calcext:value-type="float">
            <text:p>11.111</text:p>
          </table:table-cell>
          <table:table-cell office:value-type="float" office:value="2.43193" calcext:value-type="float">
            <text:p>2.43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54" calcext:value-type="float">
            <text:p>2.4954</text:p>
          </table:table-cell>
          <table:table-cell office:value-type="float" office:value="1.84106" calcext:value-type="float">
            <text:p>1.84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63" calcext:value-type="float">
            <text:p>2.47763</text:p>
          </table:table-cell>
          <table:table-cell office:value-type="float" office:value="1.85506" calcext:value-type="float">
            <text:p>1.85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51" calcext:value-type="float">
            <text:p>2.45451</text:p>
          </table:table-cell>
          <table:table-cell office:value-type="float" office:value="1.86964" calcext:value-type="float">
            <text:p>1.86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009" calcext:value-type="float">
            <text:p>2.57009</text:p>
          </table:table-cell>
          <table:table-cell office:value-type="float" office:value="1.88522" calcext:value-type="float">
            <text:p>1.88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542" calcext:value-type="float">
            <text:p>2.58542</text:p>
          </table:table-cell>
          <table:table-cell office:value-type="float" office:value="1.90142" calcext:value-type="float">
            <text:p>1.90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132" calcext:value-type="float">
            <text:p>2.66132</text:p>
          </table:table-cell>
          <table:table-cell office:value-type="float" office:value="1.91893" calcext:value-type="float">
            <text:p>1.91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037" calcext:value-type="float">
            <text:p>2.70037</text:p>
          </table:table-cell>
          <table:table-cell office:value-type="float" office:value="1.93718" calcext:value-type="float">
            <text:p>1.93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278" calcext:value-type="float">
            <text:p>2.69278</text:p>
          </table:table-cell>
          <table:table-cell office:value-type="float" office:value="1.95696" calcext:value-type="float">
            <text:p>1.95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221" calcext:value-type="float">
            <text:p>2.86221</text:p>
          </table:table-cell>
          <table:table-cell office:value-type="float" office:value="1.97824" calcext:value-type="float">
            <text:p>1.97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302" calcext:value-type="float">
            <text:p>2.87302</text:p>
          </table:table-cell>
          <table:table-cell office:value-type="float" office:value="2.0013" calcext:value-type="float">
            <text:p>2.0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553" calcext:value-type="float">
            <text:p>2.94553</text:p>
          </table:table-cell>
          <table:table-cell office:value-type="float" office:value="2.02589" calcext:value-type="float">
            <text:p>2.02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882" calcext:value-type="float">
            <text:p>3.09882</text:p>
          </table:table-cell>
          <table:table-cell office:value-type="float" office:value="2.05271" calcext:value-type="float">
            <text:p>2.05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677" calcext:value-type="float">
            <text:p>3.12677</text:p>
          </table:table-cell>
          <table:table-cell office:value-type="float" office:value="2.08251" calcext:value-type="float">
            <text:p>2.08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292" calcext:value-type="float">
            <text:p>3.30292</text:p>
          </table:table-cell>
          <table:table-cell office:value-type="float" office:value="2.1161" calcext:value-type="float">
            <text:p>2.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721" calcext:value-type="float">
            <text:p>3.53721</text:p>
          </table:table-cell>
          <table:table-cell office:value-type="float" office:value="2.15467" calcext:value-type="float">
            <text:p>2.15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422" calcext:value-type="float">
            <text:p>3.54422</text:p>
          </table:table-cell>
          <table:table-cell office:value-type="float" office:value="2.19924" calcext:value-type="float">
            <text:p>2.19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338" calcext:value-type="float">
            <text:p>4.02338</text:p>
          </table:table-cell>
          <table:table-cell office:value-type="float" office:value="2.25478" calcext:value-type="float">
            <text:p>2.25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888" calcext:value-type="float">
            <text:p>4.43888</text:p>
          </table:table-cell>
          <table:table-cell office:value-type="float" office:value="2.33079" calcext:value-type="float">
            <text:p>2.33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6661" calcext:value-type="float">
            <text:p>5.26661</text:p>
          </table:table-cell>
          <table:table-cell office:value-type="float" office:value="2.44418" calcext:value-type="float">
            <text:p>2.44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7521" calcext:value-type="float">
            <text:p>7.37521</text:p>
          </table:table-cell>
          <table:table-cell office:value-type="float" office:value="2.67698" calcext:value-type="float">
            <text:p>2.67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14" calcext:value-type="float">
            <text:p>15.2114</text:p>
          </table:table-cell>
          <table:table-cell office:value-type="float" office:value="2.76485" calcext:value-type="float">
            <text:p>2.76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485" calcext:value-type="float">
            <text:p>2.93485</text:p>
          </table:table-cell>
          <table:table-cell office:value-type="float" office:value="2.05209" calcext:value-type="float">
            <text:p>2.05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198" calcext:value-type="float">
            <text:p>3.02198</text:p>
          </table:table-cell>
          <table:table-cell office:value-type="float" office:value="2.08055" calcext:value-type="float">
            <text:p>2.08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1" calcext:value-type="float">
            <text:p>3.1271</text:p>
          </table:table-cell>
          <table:table-cell office:value-type="float" office:value="2.11375" calcext:value-type="float">
            <text:p>2.11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524" calcext:value-type="float">
            <text:p>3.18524</text:p>
          </table:table-cell>
          <table:table-cell office:value-type="float" office:value="2.14731" calcext:value-type="float">
            <text:p>2.14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9675" calcext:value-type="float">
            <text:p>9.49675</text:p>
          </table:table-cell>
          <table:table-cell office:value-type="float" office:value="2.49937" calcext:value-type="float">
            <text:p>2.49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413" calcext:value-type="float">
            <text:p>3.57413</text:p>
          </table:table-cell>
          <table:table-cell office:value-type="float" office:value="2.23727" calcext:value-type="float">
            <text:p>2.23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19" calcext:value-type="float">
            <text:p>3.7919</text:p>
          </table:table-cell>
          <table:table-cell office:value-type="float" office:value="2.29344" calcext:value-type="float">
            <text:p>2.29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125" calcext:value-type="float">
            <text:p>4.07125</text:p>
          </table:table-cell>
          <table:table-cell office:value-type="float" office:value="2.36524" calcext:value-type="float">
            <text:p>2.36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678" calcext:value-type="float">
            <text:p>4.43678</text:p>
          </table:table-cell>
          <table:table-cell office:value-type="float" office:value="2.53392" calcext:value-type="float">
            <text:p>2.53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044" calcext:value-type="float">
            <text:p>5.16044</text:p>
          </table:table-cell>
          <table:table-cell office:value-type="float" office:value="2.66479" calcext:value-type="float">
            <text:p>2.66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189" calcext:value-type="float">
            <text:p>6.60189</text:p>
          </table:table-cell>
          <table:table-cell office:value-type="float" office:value="2.89936" calcext:value-type="float">
            <text:p>2.89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777" calcext:value-type="float">
            <text:p>12.8777</text:p>
          </table:table-cell>
          <table:table-cell office:value-type="float" office:value="3.41385" calcext:value-type="float">
            <text:p>3.41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917" calcext:value-type="float">
            <text:p>16.6917</text:p>
          </table:table-cell>
          <table:table-cell office:value-type="float" office:value="3.20801" calcext:value-type="float">
            <text:p>3.20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229" calcext:value-type="float">
            <text:p>2.84229</text:p>
          </table:table-cell>
          <table:table-cell office:value-type="float" office:value="2.02968" calcext:value-type="float">
            <text:p>2.02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38" calcext:value-type="float">
            <text:p>15.838</text:p>
          </table:table-cell>
          <table:table-cell office:value-type="float" office:value="2.20151" calcext:value-type="float">
            <text:p>2.20151</text:p>
          </table:table-cell>
          <table:table-cell table:number-columns-repeated="2" office:value-type="float" office:value="212.025" calcext:value-type="float">
            <text:p>212.0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84" calcext:value-type="float">
            <text:p>3.06184</text:p>
          </table:table-cell>
          <table:table-cell office:value-type="float" office:value="2.08908" calcext:value-type="float">
            <text:p>2.08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415" calcext:value-type="float">
            <text:p>3.14415</text:p>
          </table:table-cell>
          <table:table-cell office:value-type="float" office:value="2.12292" calcext:value-type="float">
            <text:p>2.12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727" calcext:value-type="float">
            <text:p>3.36727</text:p>
          </table:table-cell>
          <table:table-cell office:value-type="float" office:value="2.16365" calcext:value-type="float">
            <text:p>2.16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216" calcext:value-type="float">
            <text:p>3.38216</text:p>
          </table:table-cell>
          <table:table-cell office:value-type="float" office:value="2.20873" calcext:value-type="float">
            <text:p>2.20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543" calcext:value-type="float">
            <text:p>3.72543</text:p>
          </table:table-cell>
          <table:table-cell office:value-type="float" office:value="2.26185" calcext:value-type="float">
            <text:p>2.26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92" calcext:value-type="float">
            <text:p>3.9092</text:p>
          </table:table-cell>
          <table:table-cell office:value-type="float" office:value="2.35778" calcext:value-type="float">
            <text:p>2.35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292" calcext:value-type="float">
            <text:p>4.48292</text:p>
          </table:table-cell>
          <table:table-cell office:value-type="float" office:value="2.48568" calcext:value-type="float">
            <text:p>2.48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603" calcext:value-type="float">
            <text:p>5.31603</text:p>
          </table:table-cell>
          <table:table-cell office:value-type="float" office:value="2.65706" calcext:value-type="float">
            <text:p>2.65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39" calcext:value-type="float">
            <text:p>12.6139</text:p>
          </table:table-cell>
          <table:table-cell office:value-type="float" office:value="3.26749" calcext:value-type="float">
            <text:p>3.26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519" calcext:value-type="float">
            <text:p>3.85519</text:p>
          </table:table-cell>
          <table:table-cell office:value-type="float" office:value="2.24968" calcext:value-type="float">
            <text:p>2.24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228" calcext:value-type="float">
            <text:p>4.11228</text:p>
          </table:table-cell>
          <table:table-cell office:value-type="float" office:value="2.31322" calcext:value-type="float">
            <text:p>2.31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146" calcext:value-type="float">
            <text:p>4.79146</text:p>
          </table:table-cell>
          <table:table-cell office:value-type="float" office:value="2.4005" calcext:value-type="float">
            <text:p>2.4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0197" calcext:value-type="float">
            <text:p>5.80197</text:p>
          </table:table-cell>
          <table:table-cell office:value-type="float" office:value="2.53319" calcext:value-type="float">
            <text:p>2.53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4368" calcext:value-type="float">
            <text:p>8.34368</text:p>
          </table:table-cell>
          <table:table-cell office:value-type="float" office:value="2.8319" calcext:value-type="float">
            <text:p>2.8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22" calcext:value-type="float">
            <text:p>18.622</text:p>
          </table:table-cell>
          <table:table-cell office:value-type="float" office:value="3.04315" calcext:value-type="float">
            <text:p>3.04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484" calcext:value-type="float">
            <text:p>3.02484</text:p>
          </table:table-cell>
          <table:table-cell office:value-type="float" office:value="1.99432" calcext:value-type="float">
            <text:p>1.99432</text:p>
          </table:table-cell>
          <table:table-cell table:number-columns-repeated="2" office:value-type="float" office:value="48.4801" calcext:value-type="float">
            <text:p>48.48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844" calcext:value-type="float">
            <text:p>2.84844</text:p>
          </table:table-cell>
          <table:table-cell office:value-type="float" office:value="2.00614" calcext:value-type="float">
            <text:p>2.00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315" calcext:value-type="float">
            <text:p>2.93315</text:p>
          </table:table-cell>
          <table:table-cell office:value-type="float" office:value="2.03406" calcext:value-type="float">
            <text:p>2.03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015" calcext:value-type="float">
            <text:p>3.04015</text:p>
          </table:table-cell>
          <table:table-cell office:value-type="float" office:value="2.06566" calcext:value-type="float">
            <text:p>2.06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42" calcext:value-type="float">
            <text:p>3.03542</text:p>
          </table:table-cell>
          <table:table-cell office:value-type="float" office:value="2.10332" calcext:value-type="float">
            <text:p>2.10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429" calcext:value-type="float">
            <text:p>3.38429</text:p>
          </table:table-cell>
          <table:table-cell office:value-type="float" office:value="2.15062" calcext:value-type="float">
            <text:p>2.15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766" calcext:value-type="float">
            <text:p>3.59766</text:p>
          </table:table-cell>
          <table:table-cell office:value-type="float" office:value="2.21065" calcext:value-type="float">
            <text:p>2.2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168" calcext:value-type="float">
            <text:p>4.10168</text:p>
          </table:table-cell>
          <table:table-cell office:value-type="float" office:value="2.29718" calcext:value-type="float">
            <text:p>2.29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001" calcext:value-type="float">
            <text:p>5.08001</text:p>
          </table:table-cell>
          <table:table-cell office:value-type="float" office:value="2.45011" calcext:value-type="float">
            <text:p>2.45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84" calcext:value-type="float">
            <text:p>13.8884</text:p>
          </table:table-cell>
          <table:table-cell office:value-type="float" office:value="3.02235" calcext:value-type="float">
            <text:p>3.02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442" calcext:value-type="float">
            <text:p>2.68442</text:p>
          </table:table-cell>
          <table:table-cell office:value-type="float" office:value="1.93846" calcext:value-type="float">
            <text:p>1.9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755" calcext:value-type="float">
            <text:p>2.67755</text:p>
          </table:table-cell>
          <table:table-cell office:value-type="float" office:value="1.95476" calcext:value-type="float">
            <text:p>1.95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158" calcext:value-type="float">
            <text:p>2.71158</text:p>
          </table:table-cell>
          <table:table-cell office:value-type="float" office:value="1.97187" calcext:value-type="float">
            <text:p>1.97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532" calcext:value-type="float">
            <text:p>2.76532</text:p>
          </table:table-cell>
          <table:table-cell office:value-type="float" office:value="1.99012" calcext:value-type="float">
            <text:p>1.99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28" calcext:value-type="float">
            <text:p>2.73828</text:p>
          </table:table-cell>
          <table:table-cell office:value-type="float" office:value="2.00845" calcext:value-type="float">
            <text:p>2.00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783" calcext:value-type="float">
            <text:p>2.80783</text:p>
          </table:table-cell>
          <table:table-cell office:value-type="float" office:value="2.04143" calcext:value-type="float">
            <text:p>2.04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025" calcext:value-type="float">
            <text:p>2.98025</text:p>
          </table:table-cell>
          <table:table-cell office:value-type="float" office:value="2.11415" calcext:value-type="float">
            <text:p>2.11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086" calcext:value-type="float">
            <text:p>2.92086</text:p>
          </table:table-cell>
          <table:table-cell office:value-type="float" office:value="2.13663" calcext:value-type="float">
            <text:p>2.13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593" calcext:value-type="float">
            <text:p>2.90593</text:p>
          </table:table-cell>
          <table:table-cell office:value-type="float" office:value="2.15863" calcext:value-type="float">
            <text:p>2.15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15" calcext:value-type="float">
            <text:p>3.12715</text:p>
          </table:table-cell>
          <table:table-cell office:value-type="float" office:value="2.18305" calcext:value-type="float">
            <text:p>2.18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713" calcext:value-type="float">
            <text:p>3.17713</text:p>
          </table:table-cell>
          <table:table-cell office:value-type="float" office:value="2.2091" calcext:value-type="float">
            <text:p>2.2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467" calcext:value-type="float">
            <text:p>3.19467</text:p>
          </table:table-cell>
          <table:table-cell office:value-type="float" office:value="2.23875" calcext:value-type="float">
            <text:p>2.23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768" calcext:value-type="float">
            <text:p>3.29768</text:p>
          </table:table-cell>
          <table:table-cell office:value-type="float" office:value="2.26999" calcext:value-type="float">
            <text:p>2.2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432" calcext:value-type="float">
            <text:p>3.33432</text:p>
          </table:table-cell>
          <table:table-cell office:value-type="float" office:value="2.30345" calcext:value-type="float">
            <text:p>2.3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77" calcext:value-type="float">
            <text:p>3.45577</text:p>
          </table:table-cell>
          <table:table-cell office:value-type="float" office:value="2.34001" calcext:value-type="float">
            <text:p>2.3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565" calcext:value-type="float">
            <text:p>3.49565</text:p>
          </table:table-cell>
          <table:table-cell office:value-type="float" office:value="2.38111" calcext:value-type="float">
            <text:p>2.38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08" calcext:value-type="float">
            <text:p>3.6508</text:p>
          </table:table-cell>
          <table:table-cell office:value-type="float" office:value="2.42601" calcext:value-type="float">
            <text:p>2.42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126" calcext:value-type="float">
            <text:p>3.73126</text:p>
          </table:table-cell>
          <table:table-cell office:value-type="float" office:value="2.47433" calcext:value-type="float">
            <text:p>2.47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961" calcext:value-type="float">
            <text:p>4.02961</text:p>
          </table:table-cell>
          <table:table-cell office:value-type="float" office:value="2.5294" calcext:value-type="float">
            <text:p>2.5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491" calcext:value-type="float">
            <text:p>4.22491</text:p>
          </table:table-cell>
          <table:table-cell office:value-type="float" office:value="2.59433" calcext:value-type="float">
            <text:p>2.59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026" calcext:value-type="float">
            <text:p>4.12026</text:p>
          </table:table-cell>
          <table:table-cell office:value-type="float" office:value="2.67091" calcext:value-type="float">
            <text:p>2.67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092" calcext:value-type="float">
            <text:p>4.65092</text:p>
          </table:table-cell>
          <table:table-cell office:value-type="float" office:value="2.75847" calcext:value-type="float">
            <text:p>2.75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7748" calcext:value-type="float">
            <text:p>4.97748</text:p>
          </table:table-cell>
          <table:table-cell office:value-type="float" office:value="2.8738" calcext:value-type="float">
            <text:p>2.8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5165" calcext:value-type="float">
            <text:p>5.45165</text:p>
          </table:table-cell>
          <table:table-cell office:value-type="float" office:value="3.03752" calcext:value-type="float">
            <text:p>3.03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422" calcext:value-type="float">
            <text:p>6.35422</text:p>
          </table:table-cell>
          <table:table-cell office:value-type="float" office:value="3.2874" calcext:value-type="float">
            <text:p>3.2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386" calcext:value-type="float">
            <text:p>11.1386</text:p>
          </table:table-cell>
          <table:table-cell office:value-type="float" office:value="4.00964" calcext:value-type="float">
            <text:p>4.00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023" calcext:value-type="float">
            <text:p>12.8023</text:p>
          </table:table-cell>
          <table:table-cell office:value-type="float" office:value="3.66393" calcext:value-type="float">
            <text:p>3.66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076" calcext:value-type="float">
            <text:p>13.3076</text:p>
          </table:table-cell>
          <table:table-cell office:value-type="float" office:value="3.02008" calcext:value-type="float">
            <text:p>3.0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713" calcext:value-type="float">
            <text:p>5.46713</text:p>
          </table:table-cell>
          <table:table-cell office:value-type="float" office:value="2.55677" calcext:value-type="float">
            <text:p>2.55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809" calcext:value-type="float">
            <text:p>5.73809</text:p>
          </table:table-cell>
          <table:table-cell office:value-type="float" office:value="2.64572" calcext:value-type="float">
            <text:p>2.64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099" calcext:value-type="float">
            <text:p>6.65099</text:p>
          </table:table-cell>
          <table:table-cell office:value-type="float" office:value="2.76032" calcext:value-type="float">
            <text:p>2.76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807" calcext:value-type="float">
            <text:p>7.83807</text:p>
          </table:table-cell>
          <table:table-cell office:value-type="float" office:value="2.94009" calcext:value-type="float">
            <text:p>2.94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31" calcext:value-type="float">
            <text:p>10.1731</text:p>
          </table:table-cell>
          <table:table-cell office:value-type="float" office:value="3.26992" calcext:value-type="float">
            <text:p>3.26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86" calcext:value-type="float">
            <text:p>25.7986</text:p>
          </table:table-cell>
          <table:table-cell office:value-type="float" office:value="4.34477" calcext:value-type="float">
            <text:p>4.34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093" calcext:value-type="float">
            <text:p>3.40093</text:p>
          </table:table-cell>
          <table:table-cell office:value-type="float" office:value="2.10834" calcext:value-type="float">
            <text:p>2.10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236" calcext:value-type="float">
            <text:p>3.69236</text:p>
          </table:table-cell>
          <table:table-cell office:value-type="float" office:value="2.14354" calcext:value-type="float">
            <text:p>2.14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048" calcext:value-type="float">
            <text:p>3.85048</text:p>
          </table:table-cell>
          <table:table-cell office:value-type="float" office:value="2.18233" calcext:value-type="float">
            <text:p>2.18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723" calcext:value-type="float">
            <text:p>3.97723</text:p>
          </table:table-cell>
          <table:table-cell office:value-type="float" office:value="2.22387" calcext:value-type="float">
            <text:p>2.22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386" calcext:value-type="float">
            <text:p>3.71386</text:p>
          </table:table-cell>
          <table:table-cell office:value-type="float" office:value="2.2707" calcext:value-type="float">
            <text:p>2.2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49" calcext:value-type="float">
            <text:p>4.4149</text:p>
          </table:table-cell>
          <table:table-cell office:value-type="float" office:value="2.32418" calcext:value-type="float">
            <text:p>2.32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6913" calcext:value-type="float">
            <text:p>4.66913</text:p>
          </table:table-cell>
          <table:table-cell office:value-type="float" office:value="2.3914" calcext:value-type="float">
            <text:p>2.3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776" calcext:value-type="float">
            <text:p>5.12776</text:p>
          </table:table-cell>
          <table:table-cell office:value-type="float" office:value="2.47126" calcext:value-type="float">
            <text:p>2.47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276" calcext:value-type="float">
            <text:p>5.36276</text:p>
          </table:table-cell>
          <table:table-cell office:value-type="float" office:value="2.57463" calcext:value-type="float">
            <text:p>2.57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.408" calcext:value-type="float">
            <text:p>584.408</text:p>
          </table:table-cell>
          <table:table-cell office:value-type="float" office:value="14.2392" calcext:value-type="float">
            <text:p>14.2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762" calcext:value-type="float">
            <text:p>8.10762</text:p>
          </table:table-cell>
          <table:table-cell office:value-type="float" office:value="2.97334" calcext:value-type="float">
            <text:p>2.973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3:15:57.218803510</meta:creation-date>
    <dc:date>2023-08-03T13:16:53.614190961</dc:date>
    <meta:editing-duration>PT57S</meta:editing-duration>
    <meta:editing-cycles>1</meta:editing-cycles>
    <meta:document-statistic meta:table-count="1" meta:cell-count="2807" meta:object-count="0"/>
    <meta:generator>LibreOffice/7.3.7.2$Linux_X86_64 LibreOffice_project/30$Build-2</meta:generator>
  </office:meta>
</office:document-meta>
</file>